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akishReference.createReferenc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ishReference.WeakishReference( Object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ishReferenc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rdReference.HardReferenc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